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55197334" calcext:value-type="float">
            <text:p>30,55197334</text:p>
          </table:table-cell>
          <table:table-cell office:value-type="float" office:value="4.607484482E-026" calcext:value-type="float">
            <text:p>4,61E-026</text:p>
          </table:table-cell>
          <table:table-cell office:value-type="float" office:value="3.095478296" calcext:value-type="float">
            <text:p>3,095478296</text:p>
          </table:table-cell>
          <table:table-cell table:style-name="ce2" table:formula="of:=([.E3]-[.E2])/[.E2]" office:value-type="float" office:value="0.00295524463012156" calcext:value-type="float">
            <text:p>0,00295524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11" calcext:value-type="float">
            <text:p>16011</text:p>
          </table:table-cell>
          <table:table-cell office:value-type="float" office:value="25.84667015" calcext:value-type="float">
            <text:p>25,84667015</text:p>
          </table:table-cell>
          <table:table-cell office:value-type="float" office:value="4.645027237E-020" calcext:value-type="float">
            <text:p>4,65E-020</text:p>
          </table:table-cell>
          <table:table-cell office:value-type="float" office:value="2.381053686" calcext:value-type="float">
            <text:p>2,38105368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11" calcext:value-type="float">
            <text:p>16011</text:p>
          </table:table-cell>
          <table:table-cell office:value-type="float" office:value="26.78277588" calcext:value-type="float">
            <text:p>26,78277588</text:p>
          </table:table-cell>
          <table:table-cell office:value-type="float" office:value="3.106995394E-020" calcext:value-type="float">
            <text:p>3,11E-020</text:p>
          </table:table-cell>
          <table:table-cell office:value-type="float" office:value="2.377738953" calcext:value-type="float">
            <text:p>2,377738953</text:p>
          </table:table-cell>
          <table:table-cell table:formula="of:=([.E5]-[.E4])/[.E4]" office:value-type="float" office:value="-0.00139212862754404" calcext:value-type="float">
            <text:p>-0,001392128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74" calcext:value-type="float">
            <text:p>16074</text:p>
          </table:table-cell>
          <table:table-cell office:value-type="float" office:value="43.73820114" calcext:value-type="float">
            <text:p>43,73820114</text:p>
          </table:table-cell>
          <table:table-cell office:value-type="float" office:value="2.341045045E-017" calcext:value-type="float">
            <text:p>2,34E-017</text:p>
          </table:table-cell>
          <table:table-cell office:value-type="float" office:value="1.994434714" calcext:value-type="float">
            <text:p>1,99443471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74" calcext:value-type="float">
            <text:p>16074</text:p>
          </table:table-cell>
          <table:table-cell office:value-type="float" office:value="53.55392075" calcext:value-type="float">
            <text:p>53,55392075</text:p>
          </table:table-cell>
          <table:table-cell office:value-type="float" office:value="2.748767663E-017" calcext:value-type="float">
            <text:p>2,75E-017</text:p>
          </table:table-cell>
          <table:table-cell office:value-type="float" office:value="1.992847085" calcext:value-type="float">
            <text:p>1,992847085</text:p>
          </table:table-cell>
          <table:table-cell table:style-name="ce3" table:formula="of:=([.E7]-[.E6])/[.E6]" office:value-type="float" office:value="-0.000796029566099835" calcext:value-type="float">
            <text:p>-0,000796029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79" calcext:value-type="float">
            <text:p>16179</text:p>
          </table:table-cell>
          <table:table-cell office:value-type="float" office:value="53.63392639" calcext:value-type="float">
            <text:p>53,63392639</text:p>
          </table:table-cell>
          <table:table-cell office:value-type="float" office:value="3.049200449E-015" calcext:value-type="float">
            <text:p>3,05E-015</text:p>
          </table:table-cell>
          <table:table-cell office:value-type="float" office:value="1.74582541" calcext:value-type="float">
            <text:p>1,7458254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79" calcext:value-type="float">
            <text:p>16179</text:p>
          </table:table-cell>
          <table:table-cell office:value-type="float" office:value="55.60385895" calcext:value-type="float">
            <text:p>55,60385895</text:p>
          </table:table-cell>
          <table:table-cell office:value-type="float" office:value="0.00000000000001072687776" calcext:value-type="float">
            <text:p>1,07E-014</text:p>
          </table:table-cell>
          <table:table-cell office:value-type="float" office:value="1.744854093" calcext:value-type="float">
            <text:p>1,744854093</text:p>
          </table:table-cell>
          <table:table-cell table:style-name="ce3" table:formula="of:=([.E9]-[.E8])/[.E8]" office:value-type="float" office:value="-0.000556365484450179" calcext:value-type="float">
            <text:p>-0,00055636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318" calcext:value-type="float">
            <text:p>16318</text:p>
          </table:table-cell>
          <table:table-cell office:value-type="float" office:value="55.5745697" calcext:value-type="float">
            <text:p>55,5745697</text:p>
          </table:table-cell>
          <table:table-cell office:value-type="float" office:value="0.000000000000516935778" calcext:value-type="float">
            <text:p>5,17E-013</text:p>
          </table:table-cell>
          <table:table-cell office:value-type="float" office:value="1.557653666" calcext:value-type="float">
            <text:p>1,55765366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318" calcext:value-type="float">
            <text:p>16318</text:p>
          </table:table-cell>
          <table:table-cell office:value-type="float" office:value="55.90225983" calcext:value-type="float">
            <text:p>55,90225983</text:p>
          </table:table-cell>
          <table:table-cell office:value-type="float" office:value="0.0000000000001368305155" calcext:value-type="float">
            <text:p>1,37E-013</text:p>
          </table:table-cell>
          <table:table-cell office:value-type="float" office:value="1.555954099" calcext:value-type="float">
            <text:p>1,555954099</text:p>
          </table:table-cell>
          <table:table-cell table:style-name="ce3" table:formula="of:=([.E11]-[.E10])/[.E10]" office:value-type="float" office:value="-0.0010911071164904" calcext:value-type="float">
            <text:p>-0,001091107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441" calcext:value-type="float">
            <text:p>16441</text:p>
          </table:table-cell>
          <table:table-cell office:value-type="float" office:value="92.0162735" calcext:value-type="float">
            <text:p>92,0162735</text:p>
          </table:table-cell>
          <table:table-cell office:value-type="float" office:value="0.000000000004662617948" calcext:value-type="float">
            <text:p>4,66E-012</text:p>
          </table:table-cell>
          <table:table-cell office:value-type="float" office:value="1.42257452" calcext:value-type="float">
            <text:p>1,4225745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441" calcext:value-type="float">
            <text:p>16441</text:p>
          </table:table-cell>
          <table:table-cell office:value-type="float" office:value="111.3068466" calcext:value-type="float">
            <text:p>111,3068466</text:p>
          </table:table-cell>
          <table:table-cell office:value-type="float" office:value="0.000000000002387833854" calcext:value-type="float">
            <text:p>2,39E-012</text:p>
          </table:table-cell>
          <table:table-cell office:value-type="float" office:value="1.422823548" calcext:value-type="float">
            <text:p>1,422823548</text:p>
          </table:table-cell>
          <table:table-cell table:formula="of:=([.E13]-[.E12])/[.E12]" office:value-type="float" office:value="0.000175054449871659" calcext:value-type="float">
            <text:p>0,000175054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567" calcext:value-type="float">
            <text:p>16567</text:p>
          </table:table-cell>
          <table:table-cell office:value-type="float" office:value="111.2253799" calcext:value-type="float">
            <text:p>111,2253799</text:p>
          </table:table-cell>
          <table:table-cell office:value-type="float" office:value="0.00000000001684628131" calcext:value-type="float">
            <text:p>1,68E-011</text:p>
          </table:table-cell>
          <table:table-cell office:value-type="float" office:value="1.310069442" calcext:value-type="float">
            <text:p>1,31006944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567" calcext:value-type="float">
            <text:p>16567</text:p>
          </table:table-cell>
          <table:table-cell office:value-type="float" office:value="113.8690643" calcext:value-type="float">
            <text:p>113,8690643</text:p>
          </table:table-cell>
          <table:table-cell office:value-type="float" office:value="0.00000000007097551019" calcext:value-type="float">
            <text:p>7,10E-011</text:p>
          </table:table-cell>
          <table:table-cell office:value-type="float" office:value="1.310848951" calcext:value-type="float">
            <text:p>1,310848951</text:p>
          </table:table-cell>
          <table:table-cell table:formula="of:=([.E15]-[.E14])/[.E14]" office:value-type="float" office:value="0.000595013497002101" calcext:value-type="float">
            <text:p>0,000595013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664" calcext:value-type="float">
            <text:p>16664</text:p>
          </table:table-cell>
          <table:table-cell office:value-type="float" office:value="113.3169708" calcext:value-type="float">
            <text:p>113,3169708</text:p>
          </table:table-cell>
          <table:table-cell office:value-type="float" office:value="0.0000000001308052833" calcext:value-type="float">
            <text:p>1,31E-010</text:p>
          </table:table-cell>
          <table:table-cell office:value-type="float" office:value="1.216503143" calcext:value-type="float">
            <text:p>1,21650314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664" calcext:value-type="float">
            <text:p>16664</text:p>
          </table:table-cell>
          <table:table-cell office:value-type="float" office:value="107.8397751" calcext:value-type="float">
            <text:p>107,8397751</text:p>
          </table:table-cell>
          <table:table-cell office:value-type="float" office:value="0.0000000005741806475" calcext:value-type="float">
            <text:p>5,74E-010</text:p>
          </table:table-cell>
          <table:table-cell office:value-type="float" office:value="1.218607306" calcext:value-type="float">
            <text:p>1,218607306</text:p>
          </table:table-cell>
          <table:table-cell table:formula="of:=([.E17]-[.E16])/[.E16]" office:value-type="float" office:value="0.00172968151550435" calcext:value-type="float">
            <text:p>0,001729681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926" calcext:value-type="float">
            <text:p>16926</text:p>
          </table:table-cell>
          <table:table-cell office:value-type="float" office:value="107.091713" calcext:value-type="float">
            <text:p>107,091713</text:p>
          </table:table-cell>
          <table:table-cell office:value-type="float" office:value="0.000000002099083574" calcext:value-type="float">
            <text:p>2,10E-009</text:p>
          </table:table-cell>
          <table:table-cell office:value-type="float" office:value="1.133010507" calcext:value-type="float">
            <text:p>1,13301050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926" calcext:value-type="float">
            <text:p>16926</text:p>
          </table:table-cell>
          <table:table-cell office:value-type="float" office:value="114.9405746" calcext:value-type="float">
            <text:p>114,9405746</text:p>
          </table:table-cell>
          <table:table-cell office:value-type="float" office:value="0.000000006008975095" calcext:value-type="float">
            <text:p>6,01E-009</text:p>
          </table:table-cell>
          <table:table-cell office:value-type="float" office:value="1.135889769" calcext:value-type="float">
            <text:p>1,135889769</text:p>
          </table:table-cell>
          <table:table-cell table:style-name="ce3" table:formula="of:=([.E19]-[.E18])/[.E18]" office:value-type="float" office:value="0.00254124916071938" calcext:value-type="float">
            <text:p>0,00254124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236" calcext:value-type="float">
            <text:p>17236</text:p>
          </table:table-cell>
          <table:table-cell office:value-type="float" office:value="177.5787048" calcext:value-type="float">
            <text:p>177,5787048</text:p>
          </table:table-cell>
          <table:table-cell office:value-type="float" office:value="0.00000001276132799" calcext:value-type="float">
            <text:p>1,28E-008</text:p>
          </table:table-cell>
          <table:table-cell office:value-type="float" office:value="1.072692871" calcext:value-type="float">
            <text:p>1,07269287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236" calcext:value-type="float">
            <text:p>17236</text:p>
          </table:table-cell>
          <table:table-cell office:value-type="float" office:value="211.0880432" calcext:value-type="float">
            <text:p>211,0880432</text:p>
          </table:table-cell>
          <table:table-cell office:value-type="float" office:value="0.00000001118819615" calcext:value-type="float">
            <text:p>1,12E-008</text:p>
          </table:table-cell>
          <table:table-cell office:value-type="float" office:value="1.07629776" calcext:value-type="float">
            <text:p>1,07629776</text:p>
          </table:table-cell>
          <table:table-cell table:style-name="ce3" table:formula="of:=([.E21]-[.E20])/[.E20]" office:value-type="float" office:value="0.00336059751813154" calcext:value-type="float">
            <text:p>0,00336059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355" calcext:value-type="float">
            <text:p>17355</text:p>
          </table:table-cell>
          <table:table-cell office:value-type="float" office:value="211.0730133" calcext:value-type="float">
            <text:p>211,0730133</text:p>
          </table:table-cell>
          <table:table-cell office:value-type="float" office:value="0.00000003119573577" calcext:value-type="float">
            <text:p>3,12E-008</text:p>
          </table:table-cell>
          <table:table-cell office:value-type="float" office:value="1.014229774" calcext:value-type="float">
            <text:p>1,01422977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52120997676615" calcext:value-type="float">
            <text:p>0,000752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8:54:46.339583526</dc:date>
    <meta:document-statistic meta:table-count="1" meta:cell-count="121" meta:object-count="0"/>
    <meta:generator>LibreOffice/4.1.4.2$Linux_X86_64 LibreOffice_project/410m0$Build-2</meta:generator>
  </office:meta>
</office:document-meta>
</file>